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W_228_hrung" style:data-style-name="N34"/>
    <style:style style:name="ce3" style:family="table-cell" style:parent-style-name="Default" style:data-style-name="N34"/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5.2387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0.291041666666667cm"/>
    </style:style>
    <style:style style:name="co4" style:family="table-column">
      <style:table-column-properties fo:break-before="auto" style:column-width="5.97958333333333cm"/>
    </style:style>
    <style:style style:name="co5" style:family="table-column">
      <style:table-column-properties fo:break-before="auto" style:column-width="2.27541666666667cm" style:use-optimal-column-width="true"/>
    </style:style>
    <style:style style:name="co6" style:family="table-column">
      <style:table-column-properties fo:break-before="auto" style:column-width="0.264583333333333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4">
            <text:p>Softwar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…</text:p>
          </table:table-cell>
          <table:table-cell table:style-name="ce2"/>
          <table:table-cell table:style-name="ce1"/>
          <table:table-cell office:value-type="string" table:style-name="ce1">
            <text:p>Summe Software Kauf =</text:p>
          </table:table-cell>
          <table:table-cell office:value-type="currency" office:value="0" table:formula="of:=SUM([.B2:.B3])" table:style-name="ce2">
            <text:p><text:s/>- <text:s text:c="2"/>€<text:s/></text:p>
          </table:table-cell>
          <table:table-cell table:style-name="ce1"/>
          <table:table-cell office:value-type="string" table:style-name="ce1">
            <text:p>Gesamt Erstes Jahr</text:p>
          </table:table-cell>
          <table:table-cell office:value-type="currency" office:value="0" table:formula="of:=[.E2]+[.E10]+[.E4]+[.E16]" table:style-name="ce3">
            <text:p><text:s/>- <text:s text:c="2"/>€<text:s/>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…</text:p>
          </table:table-cell>
          <table:table-cell table:style-name="ce2"/>
          <table:table-cell table:style-name="ce1"/>
          <table:table-cell office:value-type="string" table:style-name="ce1">
            <text:p>Monatlich Abonnements (per User) <text:s/>=<text:s/></text:p>
          </table:table-cell>
          <table:table-cell office:value-type="currency" office:value="0" table:formula="of:=SUM([.B5:.B7])" table:style-name="ce2">
            <text:p><text:s/>- <text:s text:c="2"/>€<text:s/></text:p>
          </table:table-cell>
          <table:table-cell table:style-name="ce1"/>
          <table:table-cell office:value-type="string" table:style-name="ce1">
            <text:p>Nutzer =<text:s/></text:p>
          </table:table-cell>
          <table:table-cell office:value-type="float" office:value="70" table:style-name="ce1">
            <text:p>70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Software jährlich pro Nutzer</text:p>
          </table:table-cell>
          <table:table-cell table:style-name="ce2"/>
          <table:table-cell table:style-name="ce1"/>
          <table:table-cell office:value-type="string" table:style-name="ce1">
            <text:p>Jährliche Abonnements (Gesamt) =</text:p>
          </table:table-cell>
          <table:table-cell office:value-type="currency" office:value="0" table:formula="of:=[.E3]*12*[.H3]" table:style-name="ce3">
            <text:p><text:s/>- <text:s text:c="2"/>€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icrosoft 365</text:p>
          </table:table-cell>
          <table:table-cell table:style-name="ce2"/>
          <table:table-cell table:number-columns-repeated="16382" table:style-name="ce1"/>
        </table:table-row>
        <table:table-row table:number-rows-repeated="2" table:style-name="ro1">
          <table:table-cell office:value-type="string" table:style-name="ce1">
            <text:p>…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4">
            <text:p>Hardware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VLAN fähige Switches<text:s/></text:p>
          </table:table-cell>
          <table:table-cell table:style-name="ce2"/>
          <table:table-cell table:style-name="ce1"/>
          <table:table-cell office:value-type="string" table:style-name="ce1">
            <text:p>Summe <text:s/>Hardware =<text:s/></text:p>
          </table:table-cell>
          <table:table-cell office:value-type="currency" office:value="0" table:formula="of:=SUM([.B10:.B12])" table:style-name="ce2">
            <text:p><text:s/>- <text:s text:c="2"/>€<text:s/>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string" table:style-name="ce1">
            <text:p>…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4">
            <text:p>Infrastruktur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Symmetrische Leitung</text:p>
          </table:table-cell>
          <table:table-cell table:style-name="ce2"/>
          <table:table-cell table:style-name="ce1"/>
          <table:table-cell office:value-type="string" table:style-name="ce1">
            <text:p>Summe Infrastruktur monatlich</text:p>
          </table:table-cell>
          <table:table-cell office:value-type="currency" office:value="0" table:formula="of:=SUM([.B15:.B17])" table:style-name="ce3">
            <text:p><text:s/>- <text:s text:c="2"/>€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…</text:p>
          </table:table-cell>
          <table:table-cell table:style-name="ce2"/>
          <table:table-cell table:style-name="ce1"/>
          <table:table-cell office:value-type="string" table:style-name="ce1">
            <text:p>Summe Infrastruktur jährlich</text:p>
          </table:table-cell>
          <table:table-cell office:value-type="currency" office:value="0" table:formula="of:=[.E15]*12" table:style-name="ce3">
            <text:p><text:s/>- <text:s text:c="2"/>€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…</text:p>
          </table:table-cell>
          <table:table-cell table:style-name="ce2"/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4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W_228_hrung" style:display-name="Währung" style:family="table-cell" style:data-style-name="N34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meta:initial-creator>Philipp Kumitz</meta:initial-creator>
    <dc:creator>Dietmar Reich</dc:creator>
    <meta:creation-date>2022-01-20T12:20:34Z</meta:creation-date>
    <dc:date>2024-12-09T07:49:35Z</dc:date>
    <meta:editing-duration>PT0S</meta:editing-duration>
  </office:meta>
</office:document-meta>
</file>